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206.84pt"/>
    </style:style>
    <style:style style:name="co6" style:family="table-column">
      <style:table-column-properties fo:break-before="auto" style:column-width="192.95pt"/>
    </style:style>
    <style:style style:name="co7" style:family="table-column">
      <style:table-column-properties fo:break-before="auto" style:column-width="122.7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8.54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47.2pt" fo:break-before="auto" style:use-optimal-row-height="false"/>
    </style:style>
    <style:style style:name="ro9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44.96pt" fo:break-before="auto" style:use-optimal-row-height="false"/>
    </style:style>
    <style:style style:name="ro11" style:family="table-row">
      <style:table-row-properties style:row-height="68.94pt" fo:break-before="auto" style:use-optimal-row-height="true"/>
    </style:style>
    <style:style style:name="ro12" style:family="table-row">
      <style:table-row-properties style:row-height="57.71pt" fo:break-before="auto" style:use-optimal-row-height="true"/>
    </style:style>
    <style:style style:name="ro1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ffb1" fo:wrap-option="wrap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b1"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Bjørnar Luteberget, 2016-04-05, based on <text:a xlink:href="https://trv.jbv.no/" xlink:type="simple">https://trv.jbv.no/</text:a></text:p>
          </table:table-cell>
          <table:table-cell table:style-name="ce2" table:number-columns-repeated="3"/>
          <table:table-cell table:style-name="ce5"/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Phrase class</text:p>
          </table:table-cell>
          <table:table-cell table:style-name="ce2" office:value-type="string" calcext:value-type="string">
            <text:p>Discipline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Statically checkable</text:p>
          </table:table-cell>
          <table:table-cell table:style-name="ce5" office:value-type="string" calcext:value-type="string">
            <text:p>Coverage if relevant</text:p>
          </table:table-cell>
          <table:table-cell table:style-name="ce2" office:value-type="string" calcext:value-type="string">
            <text:p>Original text</text:p>
          </table:table-cell>
          <table:table-cell table:style-name="ce2" office:value-type="string" calcext:value-type="string">
            <text:p>CNL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3">
          <table:table-cell table:style-name="ce3" office:value-type="string" calcext:value-type="string">
            <text:p>Formalia / Meta / Applicability (simple) / Applicability (complex) / Normative / Other</text:p>
          </table:table-cell>
          <table:table-cell table:style-name="ce3" office:value-type="string" calcext:value-type="string">
            <text:p>Track / Signal / Other</text:p>
          </table:table-cell>
          <table:table-cell table:style-name="ce3" office:value-type="string" calcext:value-type="string">
            <text:p>Planning / Construction / Maintenance / Inspection</text:p>
          </table:table-cell>
          <table:table-cell table:style-name="ce3" office:value-type="string" calcext:value-type="string">
            <text:p>Static infrastructure / Low-level infrastructure / Dynamic infrastructure / Other/not relevant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Default"/>
          <table:table-cell/>
        </table:table-row>
        <table:table-row table:style-name="ro5">
          <table:table-cell table:style-name="ce4" office:value-type="string" calcext:value-type="string">
            <text:p>Overbygning/Prosjektering/Generelle tekniske krav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Other/not relevant</text:p>
          </table:table-cell>
          <table:table-cell/>
          <table:table-cell office:value-type="string" calcext:value-type="string">
            <text:p>Kapittelet beskriver generelle bestemmelser og tekniske krav for overbygning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pplicability (simple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Static infrastruc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ravene i dette dokumentet gjelder for nye anlegg og ved ytelsesendringer i eksisterende anlegg</text:p>
          </table:table-cell>
          <table:table-cell/>
          <table:table-cell office:value-type="string" calcext:value-type="string">
            <text:p>Requires scopes</text:p>
          </table:table-cell>
        </table:table-row>
        <table:table-row table:style-name="ro8">
          <table:table-cell office:value-type="string" calcext:value-type="string">
            <text:p>Applicability (complex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Other/not relevant</text:p>
          </table:table-cell>
          <table:table-cell/>
          <table:table-cell office:value-type="string" calcext:value-type="string">
            <text:p>Ved endringer som bare berører et delsystem, skal regelverket for dette delsystemet følges, dersom ikke annet er angitt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eta (hint?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Sporets overbygningsklasse angir sporets konstruksjon med hensyn til skinneprofil og svilleavstand.</text:p>
          </table:table-cell>
          <table:table-cell office:value-type="string" calcext:value-type="string">
            <text:p>Overbygningsklasse er relatert til skinneprofil og svilleavstand.</text:p>
          </table:table-cell>
          <table:table-cell office:value-type="string" calcext:value-type="string">
            <text:p>Add “related concepts”? (soft spec)</text:p>
          </table:table-cell>
        </table:table-row>
        <table:table-row table:style-name="ro9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Innenfor en bestemt overbygningsklasse stilles det forskjellige krav til sporets konstruksjon.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Applicability (complex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Overbygningsklassen er en av flere bestemmende faktorer for hvilken trafikk som kan tillates på spore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plicability (complex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Tabell 1 angir største tillatte hastigheter med tilhørende øvre grense for tillatte aksellaster for persontog, motorvognsett og godsvogner for hver overbygningsklass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plicability (complex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Merk at det er flere faktorer enn overbygningsklasse som begrenser hastigheten i sporet, bl.a. sporets horisontalgeometri. 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Applicability (complex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Krav til aksellaster og metervekter pga. bruenes bæreevne kan begrense aksellaster utover verdiene i Tabell 1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Tabell 1: Tillatt hastighet og maksimal aksellast for overbygningsklasse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Overbygningsklass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Vogner i personto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Motorvognset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Godstog/arbeidsmaskine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Nominell ksellast (tonn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Maks hastighet (km/h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Nominell aksellast (tonn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Maks hastighet (km/h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Nominell aksellast (tonn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Maks hastighet (km/h)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Maks hastighet boggier godkjent iht EN 14363 (km/h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rsom overbygningsklasse er a så har persontogvogner som har nominell aksellast som er mindre enn eller lik 16t maks-hastighet 90km/h</text:p>
          </table:table-cell>
          <table:table-cell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rsom overbygningsklasse er a så har motorvognsett som har nominell aksellast som er mindre enn eller lik 16t maks-hastighet 90km/h</text:p>
          </table:table-cell>
          <table:table-cell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2,5 16,5</text:p>
          </table:table-cell>
          <table:table-cell office:value-type="string" calcext:value-type="string">
            <text:p>Dersom overbygninsklasse er a så har godstog med nominell aksellast som er større enn 16,5t og mindre enn eller lik 22,5t maks-hastighet 30km/h.</text:p>
          </table:table-cell>
          <table:table-cell table:style-name="Default"/>
        </table:table-row>
        <table:table-row table:style-name="ro10">
          <table:table-cell/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3"/>
          <table:table-cell office:value-type="string" calcext:value-type="string">
            <text:p>Dersom overbygninsklasse er a så har arbeidsmaskiner med nominell aksellast som er større enn 16,5t og mindre enn eller lik 22,5t maks-hastighet 30km/h.</text:p>
          </table:table-cell>
          <table:table-cell table:style-name="Default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30 7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30 7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2,5 20,5 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30 70 8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30 70 8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6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,5 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30 16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2,5 20,5 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80 90 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90 100 11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c+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6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,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6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4^(1) 22,5 <text:s/>20,5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pplicability (complex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50 90 100 11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50 100 110 12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3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,5 20 18 1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60 200 250 3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5 22,5 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70 100 11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70 120 12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Ofotbane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,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30 22,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50 70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50 70^(2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pplicability (complex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Applicability (complex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Table note 1) Gjelder bare Nordlandsbanen mellom Guldsmedvik (km 499,517) og Ørtfjell (km 534,630)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able note 2) Maksimal hastighet for tomme malmvogner er 60 km/h</text:p>
          </table:table-cell>
          <table:table-cell office:value-type="string" calcext:value-type="string">
            <text:p>Dersom overbygningsklass er Ofotbanen så har tomme malmvogner makshastighet 60km/h.</text:p>
          </table:table-cell>
          <table:table-cell/>
        </table:table-row>
        <table:table-row table:style-name="ro4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Tabell 1 bygger på følgende forutsetninger: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- maks aksellast for lokomotiv i persontog er 22,5 ton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- den dynamiske hjullasten skal ikke overstige verdiene gitt i Supplementary_information_and_regulations#Maximum_acceptable_dynamic_wheel_load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- den maksimale aksellasten for enkeltaksler skal ikke overstige nominell aksellast x 1,04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- for nærtrafikktog tillates aksellast for enkeltlaster å bli overskredet med mellom 4 og 10 % i opp til 2 % av trafikktilfelle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- den totale massen av toget skal ikke overstige maks. nominell aksellast x antall aksler x 1,02 (lokomotiv i persontog holdes utenfor i denne beregning.)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b) For blandede godstog og containerekspresser tillates kombinasjonen 22,5 tonn aksellast og hastighet 90 km/h i overbygningsklasse c under forutsetning av at andel av togstammen med 22,5 tonn aksellast ikke overstiger 25%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c) I Tabell 2 er det angitt skinneprofiler som tillates benyttet i de forskjellige overbygningsklasser med tilhørende største tillatte svilleavstand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Tabell 2: Skinneprofil med tilhørende største svilleavstand for overbygningsklasse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Overbygningsklass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Skinneprofi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Største svilleavstan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35,7 kg730 mm</text:p>
          </table:table-cell>
          <table:table-cell office:value-type="string" calcext:value-type="string">
            <text:p>Dersom overbgygningsklasse er og skinneprofil er 35,7kg så er største svilleavstand 730mm.</text:p>
          </table:table-cell>
          <table:table-cell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S4175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49E175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35,7 kg61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SB4061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S4166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49E166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54E366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54E265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54E167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S6475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c+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49E160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54E360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54E160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54E260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60E160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Ofotbane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54E452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60E2520 mm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Ved nyanlegg og sporombygging til overbygningsklasse c skal det alltid anvendes svilleavstand 600 mm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Sporet er delt inn i kvalitetsklasser med hensyn til strekningshastighet (Tabell 3).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Innenfor hver kvalitetsklasse stilles det krav til sporgeometri, sporets beliggenhet samt utforming av geodetisk fastmerkenett.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Parametrene det stilles krav til er: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- sporvidd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- høydebeliggenhet (relativ og absolutt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- ujevnheter i overhøyd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- sidebeliggenhet (pilhøydefeil og absolutt beliggenhet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- vindskjevhe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- kvalitetstal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t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- utforming av fastmerkenet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plicability (complex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a) Krav til vedlikehold av sporets geometri og beliggenhet er gitt i Overbygning/Vedlikehold/Sporjustering og stabilisering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Applicability (complex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b) Krav til prosjektering og bygging av geodetisk fastmerkenett og utfesting av sporet er gitt i Overbygning/Prosjektering/Utfesting og fastmerkenet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Tabell 3: Kvalitetsklasse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Kvalitetsklass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Hastighet (km/h)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K0145 -</text:p>
          </table:table-cell>
          <table:table-cell office:value-type="string" calcext:value-type="string">
            <text:p>Dersom kvalitetsklasse er K0 så er makshastighet større enn 145km/t.</text:p>
          </table:table-cell>
          <table:table-cell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K1125 - 14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K2105 - 12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K375 - 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K445 - 7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K5- 40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Other (“check this”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a) Ved prosjektering av nye baner med kvalitetsklasse 0 skal steder hvor særlig sterk sidevind kan forekomme identifiser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ther (“check this”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b) Et referansetog skal kunne trafikkere sikkert på utsatte steder under de mest kritiske operative forutsetninger med hensyn til sidevind.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ther (“check this”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Sikkerhet mot velting skal vises gjennom beregninger hvor karakteristiske vindkurver (CWC) for referansetoget i henhold til EN 14067-6:2010 inngår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Normative / Other (“check this”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) På utsatte steder hvor sikkerhet mot velting ikke kan verifiseres gjennom b) skal det gjennomføres et eller flere av nedenstående tiltak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 / Other (“check this”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nnføre operasjonelle regler for lokal midlertidig hastighetsnedsettelse i perioder hvor særlig sterk sidevind kan ventes basert på meteogramme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Normative / Other (“check this”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- Installere konstruksjoner som skjermer sporet for kritisk sidevin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 / Other (“check this”)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- Redusere manglende overhøyde</text:p>
          </table:table-cell>
          <table:table-cell table:number-columns-repeated="2"/>
        </table:table-row>
        <table:table-row table:style-name="ro4" table:number-rows-repeated="1048430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3:05:54.206918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09:53:15.351805280</meta:creation-date>
    <dc:date>2017-04-05T13:12:47.230911527</dc:date>
    <meta:editing-duration>PT1H12M27S</meta:editing-duration>
    <meta:editing-cycles>11</meta:editing-cycles>
    <meta:generator>LibreOffice/5.1.4.2$Linux_X86_64 LibreOffice_project/10m0$Build-2</meta:generator>
    <meta:document-statistic meta:table-count="1" meta:cell-count="656" meta:object-count="0"/>
  </office:meta>
</office:document-meta>
</file>